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32000000C66C8801C660A25CA4.png" manifest:media-type="image/png"/>
  <manifest:file-entry manifest:full-path="Pictures/10000001000001A6000000FA360A7F7B69F21430.png" manifest:media-type="image/png"/>
  <manifest:file-entry manifest:full-path="Pictures/1000422800002BA8000019CD326537A8977747E0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Serto Batnan" svg:font-family="'Serto Batnan'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ffffff" draw:fill="none" draw:fill-color="#ffffff" draw:textarea-horizontal-align="left" draw:textarea-vertical-align="middle" draw:auto-grow-height="true" draw:auto-grow-width="false" fo:min-height="1.204cm" fo:min-width="9.688cm"/>
      <style:paragraph-properties style:writing-mode="lr-tb"/>
    </style:style>
    <style:style style:name="gr4" style:family="graphic" style:parent-style-name="objectwithoutfill">
      <style:graphic-properties draw:stroke="dash" draw:stroke-dash="Double_20_Dash" svg:stroke-width="0.1cm" svg:stroke-color="#666666" draw:marker-start-width="0.35cm" draw:marker-end-width="0.35cm" svg:stroke-linecap="butt" draw:fill="solid" draw:fill-color="#666666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936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Roboto" fo:font-size="29pt" style:font-size-asian="29pt" style:font-size-complex="29pt"/>
    </style:style>
    <style:style style:name="P3" style:family="paragraph">
      <loext:graphic-properties draw:fill="none" draw:fill-color="#ffffff"/>
      <style:paragraph-properties fo:text-align="center"/>
      <style:text-properties style:font-name="Roboto" fo:font-size="29pt" style:font-size-asian="29pt" style:font-size-complex="29pt"/>
    </style:style>
    <style:style style:name="P4" style:family="paragraph">
      <loext:graphic-properties draw:fill="solid" draw:fill-color="#666666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color="#ffffff" loext:opacity="100%" style:font-name="Roboto" fo:font-size="29pt" style:font-size-asian="29pt" style:font-size-complex="29pt"/>
    </style:style>
    <style:style style:name="T2" style:family="text">
      <style:text-properties style:font-name="Roboto" fo:font-size="29pt" style:font-size-asian="29pt" style:font-size-complex="2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41cm" svg:height="15.332cm" svg:x="1cm" svg:y="3.129cm">
          <draw:image xlink:href="Pictures/1000422800002BA8000019CD326537A8977747E0.svg" xlink:type="simple" xlink:show="embed" xlink:actuate="onLoad" draw:mime-type="image/svg+xml">
            <text:p/>
          </draw:image>
          <draw:image xlink:href="Pictures/10000001000001A6000000FA360A7F7B69F21430.png" xlink:type="simple" xlink:show="embed" xlink:actuate="onLoad" draw:mime-type="image/png"/>
        </draw:frame>
        <draw:frame draw:style-name="gr2" draw:text-style-name="P1" draw:layer="layout" svg:width="5.675cm" svg:height="3.354cm" svg:x="21.25cm" svg:y="6.046cm">
          <draw:image xlink:href="Pictures/1000422800002BA8000019CD326537A8977747E0.svg" xlink:type="simple" xlink:show="embed" xlink:actuate="onLoad" draw:mime-type="image/svg+xml">
            <text:p/>
          </draw:image>
          <draw:image xlink:href="Pictures/10000001000001A6000000FA360A7F7B69F21430.png" xlink:type="simple" xlink:show="embed" xlink:actuate="onLoad" draw:mime-type="image/png"/>
        </draw:frame>
        <draw:frame draw:style-name="gr3" draw:text-style-name="P3" draw:layer="layout" svg:width="10.188cm" svg:height="1.454cm" svg:x="8.876cm" svg:y="2.25cm">
          <draw:text-box>
            <text:p text:style-name="P2"><text:span text:style-name="T1">ASLNow!</text:span><text:span text:style-name="T2"> </text:span><text:span text:style-name="T2">Completion</text:span></text:p>
          </draw:text-box>
        </draw:frame>
        <draw:line draw:style-name="gr4" draw:text-style-name="P4" draw:layer="layout" svg:x1="5.72cm" svg:y1="10.25cm" svg:x2="22.22cm" svg:y2="10.25cm">
          <text:p/>
        </draw:line>
        <draw:frame draw:style-name="gr5" draw:text-style-name="P5" draw:layer="layout" svg:width="16.5cm" svg:height="2cm" svg:x="5.75cm" svg:y="11.25cm">
          <draw:text-box>
            <text:p>completed <text:a xlink:href="https://asl.plios.tech/" xlink:type="simple">ASLNow!</text:a><text:s/>v <text:s text:c="11"/>on</text:p>
          </draw:text-box>
        </draw:frame>
        <draw:frame draw:style-name="gr6" draw:text-style-name="P5" draw:layer="layout" svg:width="3cm" svg:height="1.673cm" svg:x="1cm" svg:y="19.5cm">
          <draw:text-box>
            <text:p>Director:</text:p>
          </draw:text-box>
        </draw:frame>
        <draw:frame draw:style-name="gr2" draw:text-style-name="P1" draw:layer="layout" svg:width="9.247cm" svg:height="2.238cm" svg:x="2.25cm" svg:y="18.762cm">
          <draw:image xlink:href="Pictures/1000000100000332000000C66C8801C660A25CA4.png" xlink:type="simple" xlink:show="embed" xlink:actuate="onLoad" draw:mime-type="image/png">
            <text:p/>
          </draw:image>
        </draw:frame>
        <draw:frame draw:style-name="gr2" draw:text-style-name="P1" draw:layer="layout" svg:width="5.675cm" svg:height="3.354cm" svg:x="21.25cm" svg:y="2.646cm">
          <draw:image xlink:href="Pictures/1000422800002BA8000019CD326537A8977747E0.svg" xlink:type="simple" xlink:show="embed" xlink:actuate="onLoad" draw:mime-type="image/svg+xml">
            <text:p/>
          </draw:image>
          <draw:image xlink:href="Pictures/10000001000001A6000000FA360A7F7B69F21430.png" xlink:type="simple" xlink:show="embed" xlink:actuate="onLoad" draw:mime-type="image/png"/>
        </draw:frame>
        <draw:frame draw:style-name="gr2" draw:text-style-name="P1" draw:layer="layout" svg:width="5.675cm" svg:height="3.354cm" svg:x="21.25cm" svg:y="-0.954cm">
          <draw:image xlink:href="Pictures/1000422800002BA8000019CD326537A8977747E0.svg" xlink:type="simple" xlink:show="embed" xlink:actuate="onLoad" draw:mime-type="image/svg+xml">
            <text:p/>
          </draw:image>
          <draw:image xlink:href="Pictures/10000001000001A6000000FA360A7F7B69F21430.png" xlink:type="simple" xlink:show="embed" xlink:actuate="onLoad" draw:mime-type="image/png"/>
        </draw:frame>
        <draw:frame draw:style-name="gr2" draw:text-style-name="P1" draw:layer="layout" svg:width="5.675cm" svg:height="3.354cm" svg:x="21.265cm" svg:y="9.3cm">
          <draw:image xlink:href="Pictures/1000422800002BA8000019CD326537A8977747E0.svg" xlink:type="simple" xlink:show="embed" xlink:actuate="onLoad" draw:mime-type="image/svg+xml">
            <text:p/>
          </draw:image>
          <draw:image xlink:href="Pictures/10000001000001A6000000FA360A7F7B69F21430.png" xlink:type="simple" xlink:show="embed" xlink:actuate="onLoad" draw:mime-type="image/png"/>
        </draw:frame>
        <draw:frame draw:style-name="gr2" draw:text-style-name="P1" draw:layer="layout" svg:width="5.675cm" svg:height="3.354cm" svg:x="21.266cm" svg:y="15.896cm">
          <draw:image xlink:href="Pictures/1000422800002BA8000019CD326537A8977747E0.svg" xlink:type="simple" xlink:show="embed" xlink:actuate="onLoad" draw:mime-type="image/svg+xml">
            <text:p/>
          </draw:image>
          <draw:image xlink:href="Pictures/10000001000001A6000000FA360A7F7B69F21430.png" xlink:type="simple" xlink:show="embed" xlink:actuate="onLoad" draw:mime-type="image/png"/>
        </draw:frame>
        <draw:frame draw:style-name="gr2" draw:text-style-name="P1" draw:layer="layout" svg:width="5.675cm" svg:height="3.354cm" svg:x="21.267cm" svg:y="19.1cm">
          <draw:image xlink:href="Pictures/1000422800002BA8000019CD326537A8977747E0.svg" xlink:type="simple" xlink:show="embed" xlink:actuate="onLoad" draw:mime-type="image/svg+xml">
            <text:p/>
          </draw:image>
          <draw:image xlink:href="Pictures/10000001000001A6000000FA360A7F7B69F21430.png" xlink:type="simple" xlink:show="embed" xlink:actuate="onLoad" draw:mime-type="image/png"/>
        </draw:frame>
        <draw:frame draw:style-name="gr2" draw:text-style-name="P1" draw:layer="layout" svg:width="5.675cm" svg:height="3.354cm" svg:x="21.265cm" svg:y="12.542cm">
          <draw:image xlink:href="Pictures/1000422800002BA8000019CD326537A8977747E0.svg" xlink:type="simple" xlink:show="embed" xlink:actuate="onLoad" draw:mime-type="image/svg+xml">
            <text:p/>
          </draw:image>
          <draw:image xlink:href="Pictures/10000001000001A6000000FA360A7F7B69F21430.png" xlink:type="simple" xlink:show="embed" xlink:actuate="onLoad" draw:mime-type="image/png"/>
        </draw:frame>
        <draw:frame draw:style-name="gr2" draw:text-style-name="P1" draw:layer="layout" svg:width="9.247cm" svg:height="2.238cm" svg:x="2.251cm" svg:y="18.762cm">
          <draw:image xlink:href="Pictures/1000000100000332000000C66C8801C660A25CA4.png" xlink:type="simple" xlink:show="embed" xlink:actuate="onLoad" draw:mime-type="image/png">
            <text:p/>
          </draw:image>
        </draw:frame>
        <draw:frame draw:style-name="gr7" draw:text-style-name="P1" draw:layer="layout" svg:width="5.675cm" svg:height="1.354cm" svg:x="7.575cm" svg:y="2.146cm">
          <draw:image xlink:href="Pictures/1000422800002BA8000019CD326537A8977747E0.svg" xlink:type="simple" xlink:show="embed" xlink:actuate="onLoad" draw:mime-type="image/svg+xml">
            <text:p/>
          </draw:image>
          <draw:image xlink:href="Pictures/10000001000001A6000000FA360A7F7B69F21430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Serto Batnan" svg:font-family="'Serto Batn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06T13:53:40.637999814</meta:creation-date>
    <dc:date>2023-12-06T14:53:02.573020194</dc:date>
    <meta:editing-duration>PT8M50S</meta:editing-duration>
    <meta:editing-cycles>1</meta:editing-cycles>
    <meta:document-statistic meta:object-count="15"/>
    <meta:generator>LibreOffice/7.3.7.2$Linux_X86_64 LibreOffice_project/30$Build-2</meta:generator>
  </office:meta>
</office:document-meta>
</file>